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</office:automatic-styles>
  <office:body>
    <office:spreadsheet>
      <table:table table:name="Sheet1" table:style-name="ta1">
        <table:table-column table:style-name="co1" table:number-columns-repeated="2" table:default-cell-style-name="ce1"/>
        <table:table-row table:style-name="ro1">
          <table:table-cell/>
          <table:table-cell office:value-type="float" office:value="1.2">
            <text:p>1.2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table:formula="of:=[.B$1]*[.A2]" office:value-type="float" office:value="5.4">
            <text:p>5.4</text:p>
          </table:table-cell>
        </table:table-row>
        <table:table-row table:style-name="ro2">
          <table:table-cell office:value-type="float" office:value="25">
            <text:p>25.0</text:p>
          </table:table-cell>
          <table:table-cell table:formula="of:=[.B$1]*[.A3]" office:value-type="float" office:value="30">
            <text:p>30.0</text:p>
          </table:table-cell>
        </table:table-row>
        <table:table-row table:style-name="ro2">
          <table:table-cell office:value-type="float" office:value="44">
            <text:p>44.0</text:p>
          </table:table-cell>
          <table:table-cell table:formula="of:=[.B$1]*[.A4]" office:value-type="float" office:value="52.8">
            <text:p>52.8</text:p>
          </table:table-cell>
        </table:table-row>
        <table:table-row table:style-name="ro2">
          <table:table-cell office:value-type="float" office:value="50">
            <text:p>50.0</text:p>
          </table:table-cell>
          <table:table-cell table:formula="of:=[.B$1]*[.A5]" office:value-type="float" office:value="60">
            <text:p>60.0</text:p>
          </table:table-cell>
        </table:table-row>
        <table:table-row table:style-name="ro2">
          <table:table-cell office:value-type="float" office:value="63">
            <text:p>63.0</text:p>
          </table:table-cell>
          <table:table-cell table:formula="of:=[.B$1]*[.A6]" office:value-type="float" office:value="75.6">
            <text:p>75.6</text:p>
          </table:table-cell>
        </table:table-row>
        <table:table-row table:style-name="ro2">
          <table:table-cell office:value-type="float" office:value="76">
            <text:p>76.0</text:p>
          </table:table-cell>
          <table:table-cell table:formula="of:=[.B$1]*[.A7]" office:value-type="float" office:value="91.2">
            <text:p>91.2</text:p>
          </table:table-cell>
        </table:table-row>
        <table:table-row table:style-name="ro2">
          <table:table-cell office:value-type="float" office:value="86">
            <text:p>86.0</text:p>
          </table:table-cell>
          <table:table-cell table:formula="of:=[.B$1]*[.A8]" office:value-type="float" office:value="103.2">
            <text:p>103.2</text:p>
          </table:table-cell>
        </table:table-row>
        <table:table-row table:style-name="ro2">
          <table:table-cell office:value-type="float" office:value="102.18">
            <text:p>102.2</text:p>
          </table:table-cell>
          <table:table-cell table:formula="of:=[.B$1]*[.A9]" office:value-type="float" office:value="122.616">
            <text:p>122.6</text:p>
          </table:table-cell>
        </table:table-row>
        <table:table-row table:style-name="ro2">
          <table:table-cell office:value-type="float" office:value="110">
            <text:p>110.0</text:p>
          </table:table-cell>
          <table:table-cell table:formula="of:=[.B$1]*[.A10]" office:value-type="float" office:value="132">
            <text:p>132.0</text:p>
          </table:table-cell>
        </table:table-row>
        <table:table-row table:style-name="ro2">
          <table:table-cell office:value-type="float" office:value="140">
            <text:p>140.0</text:p>
          </table:table-cell>
          <table:table-cell table:formula="of:=[.B$1]*[.A11]" office:value-type="float" office:value="168">
            <text:p>168.0</text:p>
          </table:table-cell>
        </table:table-row>
        <table:table-row table:style-name="ro2">
          <table:table-cell office:value-type="float" office:value="163">
            <text:p>163.0</text:p>
          </table:table-cell>
          <table:table-cell table:formula="of:=[.B$1]*[.A12]" office:value-type="float" office:value="195.6">
            <text:p>195.6</text:p>
          </table:table-cell>
        </table:table-row>
        <table:table-row table:style-name="ro2">
          <table:table-cell office:value-type="float" office:value="165">
            <text:p>165.0</text:p>
          </table:table-cell>
          <table:table-cell table:formula="of:=[.B$1]*[.A13]" office:value-type="float" office:value="198">
            <text:p>198.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103.46">
            <text:p>103.5</text:p>
          </table:table-cell>
          <table:table-cell table:formula="of:=[.B$1]*[.A15]" office:value-type="float" office:value="124.152">
            <text:p>124.2</text:p>
          </table:table-cell>
        </table:table-row>
        <table:table-row table:style-name="ro2">
          <table:table-cell table:formula="of:=191.83-[.A15]" office:value-type="float" office:value="88.37">
            <text:p>88.4</text:p>
          </table:table-cell>
          <table:table-cell table:formula="of:=[.B$1]*[.A16]" office:value-type="float" office:value="106.044">
            <text:p>106.0</text:p>
          </table:table-cell>
        </table:table-row>
        <table:table-row table:style-name="ro2">
          <table:table-cell table:formula="of:=86+60" office:value-type="float" office:value="146">
            <text:p>146.0</text:p>
          </table:table-cell>
          <table:table-cell table:formula="of:=[.B$1]*[.A17]" office:value-type="float" office:value="175.2">
            <text:p>175.2</text:p>
          </table:table-cell>
        </table:table-row>
        <table:table-row table:style-name="ro1" table:number-rows-repeated="104855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2:Sheet1.A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amalho</meta:initial-creator>
    <meta:creation-date>2013-11-06T06:17:05</meta:creation-date>
    <dc:date>2013-11-06T09:36:16</dc:date>
    <dc:creator>Luciano Ramalho</dc:creator>
    <meta:editing-duration>PT2H35M7S</meta:editing-duration>
    <meta:editing-cycles>1</meta:editing-cycles>
    <meta:document-statistic meta:table-count="1" meta:cell-count="31" meta:object-count="0"/>
    <meta:generator>LibreOffice/4.0.2.2$Linux_X86_64 LibreOffice_project/400m0$Build-2</meta:generator>
  </office:meta>
</office:document-meta>
</file>